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98A000004EFC388CAB5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1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1.15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cm" fo:min-width="2.5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2.5cm"/>
    </style:style>
    <style:style style:name="gr6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6cm" svg:height="7.033cm" svg:x="4.45cm" svg:y="11.517cm">
          <draw:image xlink:href="Pictures/100000000000098A000004EFC388CAB5.jpg" xlink:type="simple" xlink:show="embed" xlink:actuate="onLoad">
            <text:p/>
          </draw:image>
        </draw:frame>
        <draw:g>
          <draw:custom-shape draw:style-name="gr2" draw:text-style-name="P2" draw:layer="layout" svg:width="1.5cm" svg:height="0.5cm" svg:x="4.5cm" svg:y="11.55cm">
            <text:p text:style-name="P1"><text:span text:style-name="T1">+24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5cm" svg:height="0.5cm" svg:x="4.5cm" svg:y="12.05cm">
            <text:p text:style-name="P1"><text:span text:style-name="T1">GND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1.65cm" svg:height="0.5cm" svg:x="8.55cm" svg:y="11.6cm">
          <text:p text:style-name="P1"><text:span text:style-name="T1">SP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cm" svg:height="0.95cm" svg:x="9.05cm" svg:y="16.25cm">
          <text:p text:style-name="P1"><text:span text:style-name="T1">motor</text:span></text:p>
          <text:p text:style-name="P1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.4cm" svg:x="4.75cm" svg:y="16.85cm">
          <text:p text:style-name="P1"><text:span text:style-name="T1">motor</text:span></text:p>
          <text:p text:style-name="P1"><text:span text:style-name="T1">windings &amp; hall-</text:span></text:p>
          <text:p text:style-name="P1"><text:span text:style-name="T1">sensor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6cm" svg:y1="16.85cm" svg:x2="7.3cm" svg:y2="14.65cm">
          <text:p/>
        </draw:line>
        <draw:custom-shape draw:style-name="gr5" draw:text-style-name="P2" draw:layer="layout" svg:width="3cm" svg:height="1.4cm" svg:x="12.9cm" svg:y="15.35cm">
          <text:p text:style-name="P1"><text:span text:style-name="T1">spring</text:span></text:p>
          <text:p text:style-name="P1"><text:span text:style-name="T1">displacement</text:span></text:p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1cm" svg:y1="16.25cm" svg:x2="8.05cm" svg:y2="13.95cm">
          <text:p/>
        </draw:line>
        <draw:line draw:style-name="gr6" draw:text-style-name="P1" draw:layer="layout" svg:x1="8.6cm" svg:y1="11.85cm" svg:x2="7.6cm" svg:y2="11.8cm">
          <text:p/>
        </draw:line>
        <draw:line draw:style-name="gr6" draw:text-style-name="P1" draw:layer="layout" svg:x1="13.05cm" svg:y1="15.35cm" svg:x2="10.65cm" svg:y2="1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4-12-04T12:06:50.170212380</meta:creation-date>
    <dc:date>2014-12-04T12:12:09.824214301</dc:date>
    <dc:creator>Alexander Lenz</dc:creator>
    <meta:editing-duration>PT5M20S</meta:editing-duration>
    <meta:editing-cycles>1</meta:editing-cycles>
    <meta:document-statistic meta:object-count="12"/>
    <meta:generator>LibreOffice/4.3.3.2$Linux_x86 LibreOffice_project/430m0$Build-2</meta:generator>
  </office:meta>
</office:document-meta>
</file>